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865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3cm" svg:height="2cm" svg:x="9.5cm" svg:y="13.5cm">
          <text:p text:style-name="P1"><text:span text:style-name="T1">PBK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8.8cm" svg:y1="14.3cm" svg:x2="9.5cm" svg:y2="14.5cm" draw:start-shape="id1" draw:start-glue-point="2" draw:end-shape="id2" draw:end-glue-point="3" svg:d="M8800 14300v200h700" svg:viewBox="0 0 701 201">
          <text:p/>
        </draw:connector>
        <draw:custom-shape draw:style-name="gr4" draw:text-style-name="P3" xml:id="id3" draw:id="id3" draw:layer="layout" svg:width="3cm" svg:height="2cm" svg:x="9.5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type="line" svg:x1="11cm" svg:y1="15.5cm" svg:x2="11cm" svg:y2="16.5cm" draw:start-shape="id2" draw:start-glue-point="2" draw:end-shape="id3" draw:end-glue-point="5" svg:d="M11000 15500v1000" svg:viewBox="0 0 1 1001">
          <text:p/>
        </draw:connector>
        <draw:custom-shape draw:style-name="gr5" draw:text-style-name="P3" xml:id="id5" draw:id="id5" draw:layer="layout" svg:width="3cm" svg:height="1.999cm" svg:x="3.7cm" svg:y="13.00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type="line" svg:x1="9.8cm" svg:y1="17.5cm" svg:x2="6.325cm" svg:y2="17.5cm" draw:start-shape="id3" draw:start-glue-point="6" draw:end-shape="id4" draw:end-glue-point="8" svg:d="M9800 17500h-3475" svg:viewBox="0 0 3476 1">
          <text:p/>
        </draw:connector>
        <draw:connector draw:style-name="gr3" draw:text-style-name="P3" draw:layer="layout" draw:type="line" svg:x1="5.2cm" svg:y1="15cm" svg:x2="5.162cm" svg:y2="16cm" draw:start-shape="id5" draw:start-glue-point="8" draw:end-shape="id4" svg:d="M5200 15000l-38 1000" svg:viewBox="0 0 39 1001">
          <text:p/>
        </draw:connector>
        <draw:custom-shape draw:style-name="gr2" draw:text-style-name="P2" xml:id="id6" draw:id="id6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5.2cm" svg:y1="12cm" svg:x2="5.2cm" svg:y2="13.001cm" draw:start-shape="id6" draw:start-glue-point="2" draw:end-shape="id5" draw:end-glue-point="5" svg:d="M5200 12000v1001" svg:viewBox="0 0 1 1002">
          <text:p/>
        </draw:connector>
        <draw:connector draw:style-name="gr3" draw:text-style-name="P3" draw:layer="layout" svg:x1="6.395cm" svg:y1="14.001cm" svg:x2="8.3cm" svg:y2="14cm" draw:start-shape="id5" draw:start-glue-point="9" draw:end-shape="id1" draw:end-glue-point="3" svg:d="M6395 14001h1106v-1h799" svg:viewBox="0 0 1906 2">
          <text:p/>
        </draw:connector>
        <draw:custom-shape draw:style-name="gr5" draw:text-style-name="P3" xml:id="id7" draw:id="id7" draw:layer="layout" svg:width="3cm" svg:height="1.999cm" svg:x="7.301cm" svg:y="8cm">
          <text:p text:style-name="P1"><text:span text:style-name="T1">Us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line-skew="-0.485cm" svg:x1="4cm" svg:y1="17.5cm" svg:x2="7.601cm" svg:y2="9cm" draw:start-shape="id4" draw:start-glue-point="6" draw:end-shape="id7" draw:end-glue-point="6" svg:d="M4000 17500h-1000v-8500h4601" svg:viewBox="0 0 4602 8501">
          <text:p/>
        </draw:connector>
        <draw:custom-shape draw:style-name="gr5" draw:text-style-name="P3" xml:id="id9" draw:id="id9" draw:layer="layout" svg:width="3cm" svg:height="1.999cm" svg:x="7.3cm" svg:y="10.801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5.994cm" svg:y1="7.499cm" svg:x2="6.004cm" svg:y2="9.003cm" draw:start-shape="id8" draw:start-glue-point="7" svg:d="M5994 7499v1010h10v494" svg:viewBox="0 0 11 1505">
          <text:p/>
        </draw:connector>
        <draw:custom-shape draw:style-name="gr5" draw:text-style-name="P3" xml:id="id8" draw:id="id8" draw:layer="layout" svg:width="3cm" svg:height="1.999cm" svg:x="4.8cm" svg:y="5.5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8.8cm" svg:y1="12.8cm" svg:x2="8.8cm" svg:y2="13.7cm" draw:start-shape="id9" draw:start-glue-point="8" draw:end-shape="id1" draw:end-glue-point="0" svg:d="M8800 12800v900" svg:viewBox="0 0 1 901">
          <text:p/>
        </draw:connector>
        <draw:connector draw:style-name="gr3" draw:text-style-name="P3" draw:layer="layout" svg:x1="8.801cm" svg:y1="9.999cm" svg:x2="8.8cm" svg:y2="10.801cm" draw:start-shape="id7" draw:start-glue-point="8" draw:end-shape="id9" draw:end-glue-point="5" svg:d="M8801 9999v401h-1v401" svg:viewBox="0 0 2 803">
          <text:p/>
        </draw:connector>
        <draw:custom-shape draw:style-name="gr2" draw:text-style-name="P2" xml:id="id10" draw:id="id10" draw:layer="layout" svg:width="3cm" svg:height="2cm" svg:x="12cm" svg:y="8cm">
          <text:p text:style-name="P1"><text:span text:style-name="T1">Random</text:span></text:p>
          <text:p text:style-name="P1"><text:span text:style-name="T1">Selection </text:span></text:p>
          <text:p text:style-name="P1"><text:span text:style-name="T1">of Char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3.5cm" svg:y1="10cm" svg:x2="12.5cm" svg:y2="14.5cm" draw:start-shape="id10" draw:start-glue-point="2" draw:end-shape="id2" draw:end-glue-point="1" svg:d="M13500 10000v4500h-1000" svg:viewBox="0 0 1001 4501">
          <text:p/>
        </draw:connector>
        <draw:frame draw:style-name="gr6" draw:text-style-name="P4" draw:layer="layout" svg:width="1.3cm" svg:height="0.683cm" svg:x="8.5cm" svg:y="14.6cm">
          <draw:text-box>
            <text:p><text:span text:style-name="T2">Salt</text:span></text:p>
          </draw:text-box>
        </draw:frame>
        <draw:frame draw:style-name="gr7" draw:text-style-name="P4" draw:layer="layout" svg:width="1.5cm" svg:height="1.115cm" svg:x="12.3cm" svg:y="14.485cm">
          <draw:text-box>
            <text:p><text:span text:style-name="T2">Value</text:span></text:p>
          </draw:text-box>
        </draw:frame>
        <draw:custom-shape draw:style-name="gr8" draw:text-style-name="P5" xml:id="id1" draw:id="id1" draw:layer="layout" svg:width="1cm" svg:height="0.6cm" svg:x="8.3cm" svg:y="13.7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7T12:15:36.058408535</dc:date>
    <meta:editing-duration>PT5H6M47S</meta:editing-duration>
    <meta:editing-cycles>17</meta:editing-cycles>
    <meta:generator>LibreOffice/6.0.7.3$Linux_X86_64 LibreOffice_project/00m0$Build-3</meta:generator>
    <meta:document-statistic meta:object-count="23"/>
  </office:meta>
</office:document-meta>
</file>